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3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nch-In-O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art-pag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End-page</text:p>
          </table:table-cell>
        </table:table-row>
      </table:table>
      <table:table table:name="Doub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Roll Number</text:p>
          </table:table-cell>
          <table:table-cell office:value-type="string" calcext:value-type="string">
            <text:p>Question Number</text:p>
          </table:table-cell>
          <table:table-cell office:value-type="string" calcext:value-type="string">
            <text:p>Page Number</text:p>
          </table:table-cell>
          <table:table-cell office:value-type="string" calcext:value-type="string">
            <text:p>Doubt</text:p>
          </table:table-cell>
        </table:table-row>
      </table:table>
      <table:table table:name="Canned-Comment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Question number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ision by Ze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rong Assum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21:11:13.184742952</meta:creation-date>
    <dc:date>2022-09-20T18:56:05.811327556</dc:date>
    <meta:editing-duration>PT5M48S</meta:editing-duration>
    <meta:editing-cycles>4</meta:editing-cycles>
    <meta:generator>LibreOffice/7.3.5.2$Linux_X86_64 LibreOffice_project/30$Build-2</meta:generator>
    <meta:document-statistic meta:table-count="3" meta:cell-count="16" meta:object-count="0"/>
  </office:meta>
</office:document-meta>
</file>